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Lato, LatoExtended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officeooo:paragraph-rsid="001ec0fa"/>
    </style:style>
    <style:style style:name="P2" style:family="paragraph" style:parent-style-name="Heading_20_1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officeooo:rsid="001ec0fa" officeooo:paragraph-rsid="001ec0fa"/>
    </style:style>
    <style:style style:name="P3" style:family="paragraph" style:parent-style-name="Heading_20_1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variant="normal" fo:text-transform="none" fo:color="#222222" style:font-name="Lato" fo:letter-spacing="normal" fo:font-style="normal" style:text-underline-style="solid" style:text-underline-width="auto" style:text-underline-color="font-color" fo:font-weight="bold" officeooo:rsid="001ec0fa" officeooo:paragraph-rsid="001ec0fa" style:font-weight-asian="bold" style:font-weight-complex="bold"/>
    </style:style>
    <style:style style:name="P4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weight="normal" officeooo:rsid="001ec0fa" officeooo:paragraph-rsid="001ec0fa" style:font-weight-asian="normal" style:font-weight-complex="normal"/>
    </style:style>
    <style:style style:name="P5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variant="normal" fo:text-transform="none" fo:color="#222222" style:font-name="Lato" fo:letter-spacing="normal" fo:font-style="normal" fo:font-weight="normal" officeooo:rsid="001ec0fa" officeooo:paragraph-rsid="001ec0fa"/>
    </style:style>
    <style:style style:name="P6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size="16pt" officeooo:rsid="0021eac6" officeooo:paragraph-rsid="0021eac6" style:font-size-asian="16pt" style:font-size-complex="16pt"/>
    </style:style>
    <style:style style:name="P8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size="16pt" officeooo:rsid="002baf6b" officeooo:paragraph-rsid="002baf6b" style:font-size-asian="16pt" style:font-size-complex="16pt"/>
    </style:style>
    <style:style style:name="P9" style:family="paragraph" style:parent-style-name="Text_20_body">
      <style:paragraph-properties fo:margin-left="0.529cm" fo:margin-right="0.529cm" fo:margin-top="0.529cm" fo:margin-bottom="0cm" loext:contextual-spacing="false" fo:orphans="2" fo:widows="2" fo:text-indent="0cm" style:auto-text-indent="false"/>
      <style:text-properties fo:font-size="24pt" style:text-underline-style="solid" style:text-underline-width="auto" style:text-underline-color="font-color" fo:font-weight="bold" officeooo:rsid="0021eac6" officeooo:paragraph-rsid="0021eac6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222222" style:font-name="Lato" fo:letter-spacing="normal" fo:font-style="normal" style:text-underline-style="none"/>
    </style:style>
    <style:style style:name="T2" style:family="text">
      <style:text-properties fo:font-variant="normal" fo:text-transform="none" fo:color="#222222" style:font-name="Lato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222222" style:font-name="Lato" fo:font-size="16pt" fo:letter-spacing="normal" fo:font-style="normal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222222" style:font-name="Lato" fo:font-size="16pt" fo:letter-spacing="normal" fo:font-style="normal" fo:font-weight="normal" officeooo:rsid="00214453" style:font-name-asian="NSimSun" style:font-size-asian="16pt" style:font-weight-asian="bold" style:font-name-complex="Arial" style:font-size-complex="16pt" style:font-weight-complex="bold"/>
    </style:style>
    <style:style style:name="T5" style:family="text">
      <style:text-properties fo:font-variant="normal" fo:text-transform="none" fo:color="#222222" style:font-name="Lato" fo:font-size="20pt" fo:letter-spacing="normal" fo:font-style="normal" fo:font-weight="normal" style:font-size-asian="20pt" style:font-size-complex="20pt"/>
    </style:style>
    <style:style style:name="T6" style:family="text">
      <style:text-properties officeooo:rsid="0029c7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layer</text:h>
      <text:p text:style-name="P4"><text:span text:style-name="T1">Jeremy and Martha - </text:span><text:a xlink:type="simple" xlink:href="https://kitterlings.itch.io/jeremy-and-martha" text:style-name="Internet_20_link" text:visited-style-name="Visited_20_Internet_20_Link">https://kitterlings.itch.io/jeremy-and-martha</text:a></text:p>
      <text:h text:style-name="P3" text:outline-level="1"/>
      <text:h text:style-name="P3" text:outline-level="1"/>
      <text:h text:style-name="P3" text:outline-level="1">UI Icons</text:h>
      <text:h text:style-name="P2" text:outline-level="1"><text:span text:style-name="T2"><text:line-break/>Shikashi’s Fantasy Icon Pack - </text:span><text:a xlink:type="simple" xlink:href="https://shikashiassets.itch.io/shikashis-fantasy-icons-pack" text:style-name="Internet_20_link" text:visited-style-name="Visited_20_Internet_20_Link">https://shikashiassets.itch.io/shikashis-fantasy-icons-pack</text:a><text:span text:style-name="T3"> </text:span></text:h>
      <text:p text:style-name="P5"/>
      <text:p text:style-name="P5"/>
      <text:h text:style-name="P3" text:outline-level="1">Enemy</text:h>
      <text:h text:style-name="P1" text:outline-level="1"><text:span text:style-name="T4">Bat</text:span><text:span text:style-name="T2"> -</text:span><text:span text:style-name="T5"> </text:span><text:a xlink:type="simple" xlink:href="https://goglilol.itch.io/cute-knight" text:style-name="Internet_20_link" text:visited-style-name="Visited_20_Internet_20_Link">https://goglilol.itch.io/cute-knight</text:a><text:span text:style-name="T2"> </text:span></text:h>
      <text:p text:style-name="P6"/>
      <text:p text:style-name="P6"/>
      <text:p text:style-name="P9">AUDIO</text:p>
      <text:p text:style-name="P7">Music - <text:line-break/><text:span text:style-name="T6">Theme - </text:span><text:a xlink:type="simple" xlink:href="https://wingless-seraph.net/en/material-music_title.html" text:style-name="Internet_20_link" text:visited-style-name="Visited_20_Internet_20_Link">https://wingless-seraph.net/en/material-music_title.html</text:a> <text:line-break/><text:span text:style-name="T6">BGM - </text:span><text:a xlink:type="simple" xlink:href="https://wingless-seraph.net/en/material-music_field.html" text:style-name="Internet_20_link" text:visited-style-name="Visited_20_Internet_20_Link"><text:span text:style-name="T6">https://wingless-seraph.net/en/material-music_field.html</text:span></text:a><text:span text:style-name="T6"> </text:span></text:p>
      <text:p text:style-name="P8">SFX - <text:a xlink:type="simple" xlink:href="https://wingless-seraph.net/en/material-se.html" text:style-name="Internet_20_link" text:visited-style-name="Visited_20_Internet_20_Link">https://wingless-seraph.net/en/material-se.html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Lato, LatoExtended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3:29:09.562000000</meta:creation-date>
    <dc:date>2020-06-30T04:01:59.114000000</dc:date>
    <meta:editing-duration>PT3H29M30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9" meta:word-count="30" meta:character-count="416" meta:non-whitespace-character-count="388"/>
  </office:meta>
</office:document-meta>
</file>